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Standard" style:list-style-name="L1">
      <style:text-properties fo:font-size="12pt" fo:font-weight="normal" style:font-size-asian="12pt" style:font-weight-asian="normal" style:font-size-complex="12pt" style:font-weight-complex="normal"/>
    </style:style>
    <style:style style:name="P15" style:family="paragraph" style:parent-style-name="Standard" style:list-style-name="L2">
      <style:text-properties fo:font-size="12pt" fo:font-weight="normal" style:font-size-asian="12pt" style:font-weight-asian="normal" style:font-size-complex="12pt" style:font-weight-complex="normal"/>
    </style:style>
    <style:style style:name="P16" style:family="paragraph" style:parent-style-name="Standard" style:list-style-name="L3">
      <style:text-properties fo:font-size="12pt" fo:font-weight="normal" style:font-size-asian="12pt" style:font-weight-asian="normal" style:font-size-complex="12pt" style:font-weight-complex="normal"/>
    </style:style>
    <style:style style:name="P17" style:family="paragraph" style:parent-style-name="Standard" style:list-style-name="L4">
      <style:text-properties fo:font-size="12pt" fo:font-weight="normal" style:font-size-asian="12pt" style:font-weight-asian="normal" style:font-size-complex="12pt" style:font-weight-complex="normal"/>
    </style:style>
    <style:style style:name="P18" style:family="paragraph" style:parent-style-name="Standard" style:list-style-name="L5">
      <style:text-properties fo:font-size="12pt" fo:font-weight="normal" style:font-size-asian="12pt" style:font-weight-asian="normal" style:font-size-complex="12pt" style:font-weight-complex="normal"/>
    </style:style>
    <style:style style:name="P19" style:family="paragraph" style:parent-style-name="Standard" style:list-style-name="L6">
      <style:text-properties fo:font-size="12pt" fo:font-weight="normal" style:font-size-asian="12pt" style:font-weight-asian="normal" style:font-size-complex="12pt" style:font-weight-complex="normal"/>
    </style:style>
    <style:style style:name="P20" style:family="paragraph" style:parent-style-name="Standard" style:list-style-name="L7">
      <style:text-properties fo:font-size="12pt" fo:font-weight="normal" style:font-size-asian="12pt" style:font-weight-asian="normal" style:font-size-complex="12pt" style:font-weight-complex="normal"/>
    </style:style>
    <style:style style:name="P21" style:family="paragraph" style:parent-style-name="Standard" style:list-style-name="L2">
      <style:text-properties fo:font-size="12pt" fo:font-weight="bold" style:font-size-asian="12pt" style:font-weight-asian="bold" style:font-size-complex="12pt" style:font-weight-complex="bold"/>
    </style:style>
    <style:style style:name="P22" style:family="paragraph" style:parent-style-name="Standard" style:list-style-name="L3">
      <style:text-properties fo:font-size="12pt" fo:font-weight="bold" style:font-size-asian="12pt" style:font-weight-asian="bold" style:font-size-complex="12pt" style:font-weight-complex="bold"/>
    </style:style>
    <style:style style:name="P23" style:family="paragraph" style:parent-style-name="Standard" style:list-style-name="L4">
      <style:text-properties fo:font-size="12pt" fo:font-weight="bold" style:font-size-asian="12pt" style:font-weight-asian="bold" style:font-size-complex="12pt" style:font-weight-complex="bold"/>
    </style:style>
    <style:style style:name="P24" style:family="paragraph" style:parent-style-name="Standard" style:list-style-name="L5">
      <style:text-properties fo:font-size="12pt" fo:font-weight="bold" style:font-size-asian="12pt" style:font-weight-asian="bold" style:font-size-complex="12pt" style:font-weight-complex="bold"/>
    </style:style>
    <style:style style:name="P25" style:family="paragraph" style:parent-style-name="Standard" style:list-style-name="L6">
      <style:text-properties fo:font-size="12pt" fo:font-weight="bold" style:font-size-asian="12pt" style:font-weight-asian="bold" style:font-size-complex="12pt" style:font-weight-complex="bold"/>
    </style:style>
    <style:style style:name="P26" style:family="paragraph" style:parent-style-name="Standard" style:list-style-name="L6"/>
    <style:style style:name="P27"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602in" fo:text-indent="-0.25in" fo:margin-left="1.2602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5102in" fo:text-indent="-0.25in" fo:margin-left="1.51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602in" fo:text-indent="-0.25in" fo:margin-left="1.76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0102in" fo:text-indent="-0.25in" fo:margin-left="2.01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602in" fo:text-indent="-0.25in" fo:margin-left="2.26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102in" fo:text-indent="-0.25in" fo:margin-left="2.5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602in" fo:text-indent="-0.25in" fo:margin-left="2.76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0102in" fo:text-indent="-0.25in" fo:margin-left="3.0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602in" fo:text-indent="-0.25in" fo:margin-left="3.2602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602in" fo:text-indent="-0.25in" fo:margin-left="1.2602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5102in" fo:text-indent="-0.25in" fo:margin-left="1.51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602in" fo:text-indent="-0.25in" fo:margin-left="1.76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0102in" fo:text-indent="-0.25in" fo:margin-left="2.01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602in" fo:text-indent="-0.25in" fo:margin-left="2.26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102in" fo:text-indent="-0.25in" fo:margin-left="2.5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602in" fo:text-indent="-0.25in" fo:margin-left="2.76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0102in" fo:text-indent="-0.25in" fo:margin-left="3.0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602in" fo:text-indent="-0.25in" fo:margin-left="3.2602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602in" fo:text-indent="-0.25in" fo:margin-left="1.2602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5102in" fo:text-indent="-0.25in" fo:margin-left="1.51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602in" fo:text-indent="-0.25in" fo:margin-left="1.76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0102in" fo:text-indent="-0.25in" fo:margin-left="2.01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602in" fo:text-indent="-0.25in" fo:margin-left="2.26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102in" fo:text-indent="-0.25in" fo:margin-left="2.5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602in" fo:text-indent="-0.25in" fo:margin-left="2.76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0102in" fo:text-indent="-0.25in" fo:margin-left="3.0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602in" fo:text-indent="-0.25in" fo:margin-left="3.2602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12"/>
      <text:p text:style-name="P2">Basic Design</text:p>
      <text:p text:style-name="P2"/>
      <text:p text:style-name="P5">The active design is another attempt at an implementation of Paper Prototype 2.2, trying to finish off the work of the two sprints that came before it. Nothing is substantially different about its parameters.</text:p>
      <text:p text:style-name="P6"/>
      <text:p text:style-name="P7">Risks and Mitigations</text:p>
      <text:p text:style-name="P8"/>
      <text:list xml:id="list1343479735104229071" text:style-name="L1">
        <text:list-item>
          <text:p text:style-name="P27">Partially complete sections of the code might not result in player-interactable sets of behaviour.</text:p>
          <text:list>
            <text:list-item>
              <text:p text:style-name="P14">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4">I might not have a working prototype by the end of the sprint.</text:p>
          <text:list>
            <text:list-item>
              <text:p text:style-name="P14">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4">My existing suite of unit tests might not reflect the required behaviours of the module they're testing, especially when it comes to things facing the underlying engine (transform manipulation, parenting, etc).</text:p>
          <text:list>
            <text:list-item>
              <text:p text:style-name="P14">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4">There might be some hidden amount of complexity that I hadn't considered that will be necessary to deploy some important part of the prototype.</text:p>
          <text:list>
            <text:list-item>
              <text:p text:style-name="P14">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4">I might spend more time trying to prove an implementation with unit tests than those proofs are worth.</text:p>
          <text:list>
            <text:list-item>
              <text:p text:style-name="P14">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4">I might spend more hours senselessly fighting Unity's serialization nightmares, eating up productive hours.</text:p>
          <text:list>
            <text:list-item>
              <text:p text:style-name="P14">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4">I might poorly prioritize my work, spending too much time on tasks that aren't strictly critical and not enough on those that are.</text:p>
          <text:list>
            <text:list-item>
              <text:p text:style-name="P14">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4">The code I've built for handling the construction of various game entities during runtime might not extend well to constructing them at design time.</text:p>
          <text:list>
            <text:list-item>
              <text:p text:style-name="P14">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4">I might not have good coverage with my various tests, and that lack of coverage might cause me to forget necessary behaviour before I manage to cover it.</text:p>
          <text:list>
            <text:list-item>
              <text:p text:style-name="P14">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4">I might not have a good idea of what's critical, what's important, what's useful, and what's merely nice to have.</text:p>
          <text:list>
            <text:list-item>
              <text:p text:style-name="P14">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4">UIControl might become a tangled mess of nonsense that's hard to debug, and separating it out into components might be more trouble than it's worth.</text:p>
          <text:list>
            <text:list-item>
              <text:p text:style-name="P14">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4">Some of the behaviour that's less well-specified might be fiddly and irritating to test and debug.</text:p>
        </text:list-item>
      </text:list>
      <text:p text:style-name="P3"/>
      <text:p text:style-name="P9">Sprint Backlog</text:p>
      <text:p text:style-name="P4"/>
      <text:p text:style-name="P12">To Do [Estimated 36 hours of work remaining]</text:p>
      <text:p text:style-name="P3"/>
      <text:p text:style-name="P10">Critical (7 hours of work remaining)</text:p>
      <text:list xml:id="list4523051984377635377" text:style-name="L2">
        <text:list-item>
          <text:p text:style-name="P21">Make sure blobs register their position and parenting to match their location.</text:p>
          <text:list>
            <text:list-item>
              <text:p text:style-name="P15">It'll be very hard to figure out what's going on if we can't see them, and since the movement of blobs is a core aspect of any imaginable gameplay, that makes this critical, as well.</text:p>
            </text:list-item>
            <text:list-item>
              <text:p text:style-name="P15">Estimated 2 hours to complete.</text:p>
              <text:list>
                <text:list-item>
                  <text:p text:style-name="P15">I know I've implemented this system before. The code might still be on ResourceBlob to make it move between waypoints properly. If that's true, the only task I have is to push movement commands from BlobTube and BlobSite.</text:p>
                </text:list-item>
              </text:list>
            </text:list-item>
          </text:list>
        </text:list-item>
      </text:list>
      <text:p text:style-name="P3"/>
      <text:list xml:id="list33389986" text:continue-numbering="true" text:style-name="L2">
        <text:list-item>
          <text:p text:style-name="P21">Debug Society production and consumption cycles and get them in working order.</text:p>
          <text:list>
            <text:list-item>
              <text:p text:style-name="P15">Societies are the primary object of player attention. Their production and consumption cycles are what the player is most concerning themselves with. If those cycles don't work properly, there's nothing to do.</text:p>
            </text:list-item>
            <text:list-item>
              <text:p text:style-name="P15">Estimated 1 hour to complete.</text:p>
              <text:list>
                <text:list-item>
                  <text:p text:style-name="P15">These cycles have been thoroughly unit-tested. The only issues that might arise are those resulting from serialization problems, which have been largely addressed. There might be some latent bugs in that system, but I don't anticipate there being much work to do.</text:p>
                </text:list-item>
              </text:list>
            </text:list-item>
          </text:list>
        </text:list-item>
      </text:list>
      <text:p text:style-name="P3"/>
      <text:list xml:id="list33402660" text:continue-numbering="true" text:style-name="L2">
        <text:list-item>
          <text:p text:style-name="P21">Debug Society ascent and descent cycles and get them in working order.</text:p>
          <text:list>
            <text:list-item>
              <text:p text:style-name="P15">Ascent and descent represent the success and failure states of the prototype. If they don't function, the distribution of resources becomes trivial and meaningless.</text:p>
            </text:list-item>
            <text:list-item>
              <text:p text:style-name="P15">Estimated 1 hour to complete.</text:p>
              <text:list>
                <text:list-item>
                  <text:p text:style-name="P15">These have also been thoroughly unit-tested, as all of the functionality lies within Society itself. I can't imagine anything more than bugfixing here.</text:p>
                </text:list-item>
              </text:list>
            </text:list-item>
          </text:list>
        </text:list-item>
      </text:list>
      <text:p text:style-name="P11"/>
      <text:p text:style-name="P11"/>
      <text:p text:style-name="P11">Important (6 hours of work remaining)</text:p>
      <text:list xml:id="list4213873008218455909" text:style-name="L3">
        <text:list-item>
          <text:p text:style-name="P22">Get the ConstructionPanel UI to properly execute the creation of a ResourceDepot ConstructionZone.</text:p>
          <text:list>
            <text:list-item>
              <text:p text:style-name="P16">ConstructionZones are important, but not critical. There is imaginable gameplay that exists without them.</text:p>
            </text:list-item>
            <text:list-item>
              <text:p text:style-name="P16">Estimated 3 hours to complete.</text:p>
              <text:list>
                <text:list-item>
                  <text:p text:style-name="P16">There are several points of connection where this module could fail. The delegate that calls into ResourceDepotFactory might not serialize. The UI might be misconnected. UIControl and SimulationControl might not talk to each-other properly. I can definitely see ways this could all go wrong.</text:p>
                </text:list-item>
              </text:list>
            </text:list-item>
          </text:list>
        </text:list-item>
      </text:list>
      <text:p text:style-name="P3"/>
      <text:list xml:id="list33389588" text:continue-numbering="true" text:style-name="L3">
        <text:list-item>
          <text:p text:style-name="P22">Get the highway priority and permission UI to position itself in an appropriate place and activate/deactivate itself at appropriate times.</text:p>
          <text:list>
            <text:list-item>
              <text:p text:style-name="P16">While this will make it much easier to figure out which highway is selected and will make the UI a lot less messy, it's not strictly necessary for gameplay, just very useful.</text:p>
            </text:list-item>
            <text:list-item>
              <text:p text:style-name="P16"><text:soft-page-break/>Estimated 2 hours to complete.</text:p>
              <text:list>
                <text:list-item>
                  <text:p text:style-name="P16">Moving the display summary to the pointer's position shouldn't be too difficult. An activation/deactivation might be a very simple matter with Select and Deselect events, depending on whether or not they trigger on UI elements. If not, then the problem becomes a lot more difficult as I'll need to catch click events that occur in empty space.</text:p>
                </text:list-item>
              </text:list>
            </text:list-item>
          </text:list>
        </text:list-item>
      </text:list>
      <text:p text:style-name="P3"/>
      <text:list xml:id="list33395215" text:continue-numbering="true" text:style-name="L3">
        <text:list-item>
          <text:p text:style-name="P22">Get the ConstructionZoneSummaryDisplay to properly destroy ConstructionZones when requested.</text:p>
          <text:list>
            <text:list-item>
              <text:p text:style-name="P16">ConstructionZones themselves are not critical, and their destruction is even less so. Still something we very much want in a complete prototype, but not something that's strictly necessary in one either.</text:p>
            </text:list-item>
            <text:list-item>
              <text:p text:style-name="P16">Estimated 1 hour to complete.</text:p>
              <text:list>
                <text:list-item>
                  <text:p text:style-name="P16">ConstructionZones are simple objects with simple destruction. I only need a trivial point of connection between the display and UIControl, and UIControl and simulation control. I don't expect this to take very long.</text:p>
                </text:list-item>
              </text:list>
            </text:list-item>
          </text:list>
        </text:list-item>
      </text:list>
      <text:p text:style-name="P11"/>
      <text:p text:style-name="P11"/>
      <text:p text:style-name="P11">Desirable (19 hours of work remaining)</text:p>
      <text:list xml:id="list4109106199130776525" text:style-name="L4">
        <text:list-item>
          <text:p text:style-name="P23">Extend the HighwaySummaryDisplay to handle the creation and destruction of HighwayUpgraders</text:p>
          <text:list>
            <text:list-item>
              <text:p text:style-name="P17">HighwayUpgraders, while part of Paper Prototype 2.2, are a perfectly acceptable thing not to have in the digital prototype. They're not core to the functionality of the game, and they might not even prove necessary for quality-of-life. It would be nice to have that option, but certainly not necessary.</text:p>
            </text:list-item>
            <text:list-item>
              <text:p text:style-name="P17">Estimated 3 hours to complete.</text:p>
              <text:list>
                <text:list-item>
                  <text:p text:style-name="P17">Keeping track of whether a given Highway has an upgrader, or is already upgraded, is a task I'd imagine has some complexity associated with it, especially if I try to do it the complete way. Most likely I'll hack together some solution that works fine for the task at hand, which will still take some time. </text:p>
                </text:list-item>
              </text:list>
            </text:list-item>
          </text:list>
        </text:list-item>
      </text:list>
      <text:p text:style-name="P3"/>
      <text:list xml:id="list33371692" text:continue-numbering="true" text:style-name="L4">
        <text:list-item>
          <text:p text:style-name="P23">Get the ConstructionPanel UI to position itself in an appropriate place and activate/deactivate itself at appropriate times.</text:p>
          <text:list>
            <text:list-item>
              <text:p text:style-name="P17">While I would like to remove the construction panel when it's not in use, it's not core to the functionality of the prototype. There are reasonable deployable products where the construction panel is a fixed and permanent fixture of the UI.</text:p>
            </text:list-item>
            <text:list-item>
              <text:p text:style-name="P17">Estimated 1 hour to complete.</text:p>
              <text:list>
                <text:list-item>
                  <text:p text:style-name="P17">Another simple UI positioning task, although this one has the added advantage of being able to use the solution to the higher-priority BlobHighway version of this task. Once I have that solution in tow, it shouldn't be too hard to modify it to apply it to this one.</text:p>
                </text:list-item>
              </text:list>
            </text:list-item>
          </text:list>
        </text:list-item>
      </text:list>
      <text:p text:style-name="P3"/>
      <text:list xml:id="list33374823" text:continue-numbering="true" text:style-name="L4">
        <text:list-item>
          <text:p text:style-name="P23">Modify BlobDistributor so it distributes blobs to edge BlobSites for the purposes of HighwayUpgrading.</text:p>
          <text:list>
            <text:list-item>
              <text:p text:style-name="P17">If HighwayUpgraders are not a priority, than neither is distributing resources to them.</text:p>
            </text:list-item>
            <text:list-item>
              <text:p text:style-name="P17">Estimated 5 hours to complete.</text:p>
              <text:list>
                <text:list-item>
                  <text:p text:style-name="P17">This is a substantial enough task that I'd like to allocate a decent chunk of time to it. I don't know how I'll handle priorities with this, and it'll require some modification of the distribution algorithm. That will definitely prompt unit test modification, which I'll want to do carefully in order to prevent <text:soft-page-break/>regression.</text:p>
                </text:list-item>
              </text:list>
            </text:list-item>
          </text:list>
        </text:list-item>
      </text:list>
      <text:p text:style-name="P3"/>
      <text:list xml:id="list33387511" text:continue-numbering="true" text:style-name="L4">
        <text:list-item>
          <text:p text:style-name="P23">Extend ConstructionZone creation into the editor.</text:p>
          <text:list>
            <text:list-item>
              <text:p text:style-name="P17">While creating editor tools like this will be important down the line, it's not necessary at this stage in production. I should only create editor features like this if they're absolutely necessary for executing the game (like Society creation was). Building editing tools will be useful for testing a prototype that's gone well and has become the basis of the game proper.</text:p>
            </text:list-item>
            <text:list-item>
              <text:p text:style-name="P17">Estimated 3 hours to complete.</text:p>
              <text:list>
                <text:list-item>
                  <text:p text:style-name="P17">Since the delegates ConstructionZones use to build entities do not serialize properly (and never will), I'll need to come up with some alternate paradigm for creating ConstructionZones. It may or may not require inheritance, but it'll certainly require some careful thinking.</text:p>
                </text:list-item>
              </text:list>
            </text:list-item>
          </text:list>
        </text:list-item>
      </text:list>
      <text:p text:style-name="P3"/>
      <text:list xml:id="list33381550" text:continue-numbering="true" text:style-name="L4">
        <text:list-item>
          <text:p text:style-name="P23">Extend Highway construction into the editor.</text:p>
          <text:list>
            <text:list-item>
              <text:p text:style-name="P17">Same justification as above. We don't need editor tools until we've confirmed that this prototype is what we want to build.</text:p>
            </text:list-item>
            <text:list-item>
              <text:p text:style-name="P17">Estimated 5 hours to complete.</text:p>
              <text:list>
                <text:list-item>
                  <text:p text:style-name="P17">That will involve all sorts of UI and editor script fiddling, especially if I want to make the ghost work in the editor to make drawing easier. I don't know if BlobHighway will have any serialization issues, but if it does I'll need to resolve those, as well.</text:p>
                </text:list-item>
              </text:list>
            </text:list-item>
          </text:list>
        </text:list-item>
      </text:list>
      <text:p text:style-name="P3"/>
      <text:list xml:id="list33384895" text:continue-numbering="true" text:style-name="L4">
        <text:list-item>
          <text:p text:style-name="P23">Extend ResourceDepot construction into the editor.</text:p>
          <text:list>
            <text:list-item>
              <text:p text:style-name="P17">Same justification as above. We don't need editor tools until we've confirmed that this prototype is what we want to build.</text:p>
            </text:list-item>
            <text:list-item>
              <text:p text:style-name="P17">Estimated 2 hours to complete.</text:p>
              <text:list>
                <text:list-item>
                  <text:p text:style-name="P17">This is really just a matter of pushing the ResourceDepotFactory script into the editor and creating a menu item. I can't imagine this'll be too big of a task.</text:p>
                </text:list-item>
              </text:list>
            </text:list-item>
          </text:list>
        </text:list-item>
      </text:list>
      <text:p text:style-name="P3"/>
      <text:p text:style-name="P3"/>
      <text:p text:style-name="P3"/>
      <text:p text:style-name="P29">In Progress</text:p>
      <text:list xml:id="list6432840753510219335" text:style-name="L5">
        <text:list-header>
          <text:p text:style-name="P18"><text:s/></text:p>
        </text:list-header>
        <text:list-item>
          <text:p text:style-name="P24">Finish debugging highway pulling and pushing.</text:p>
          <text:list>
            <text:list-item>
              <text:p text:style-name="P18">Highway functionality lies at the heart of the game's mechanics, and these tasks lie at the heart of that functionality.</text:p>
            </text:list-item>
            <text:list-item>
              <text:p text:style-name="P18">Estmiated 3 hours to complete.</text:p>
              <text:list>
                <text:list-item>
                  <text:p text:style-name="P18">Debugging pulling and pushing amounts to debugging the integration between BlobHighway and BlobDistributor. Given that these are both fairly complex issues, I'd imagine there are unforeseen issues lying in wait that the unit tests haven't taken account of. There will also likely be issues integrating properly with ResourceBlob itself, setting movement goals and whatnot. Even still, the most complex logic of this problem has already been unit tested.</text:p>
                </text:list-item>
              </text:list>
            </text:list-item>
          </text:list>
        </text:list-item>
      </text:list>
      <text:p text:style-name="P3"/>
      <text:p text:style-name="P3"/>
      <text:p text:style-name="P29">Completed</text:p>
      <text:p text:style-name="P3"/>
      <text:list xml:id="list5225210146646163218" text:style-name="L6">
        <text:list-item>
          <text:p text:style-name="P26"><text:span text:style-name="T2">[Critical] </text:span><text:span text:style-name="T3">Get the highway priority and permission UI to properly display and modify a highway's state.</text:span></text:p>
          <text:list>
            <text:list-item>
              <text:p text:style-name="P19">This represents the lion's share of the interactivity of the game. Without it, the player has no way of manipulating outcomes.</text:p>
            </text:list-item>
            <text:list-item>
              <text:p text:style-name="P19">Estimated 2 hours to complete.</text:p>
              <text:list>
                <text:list-item>
                  <text:p text:style-name="P19">While getting the permissions and priorities to matter might take more doing, the flow of this data between UI and BlobHighway is fairly simple. The only points of complexity are between the DisplaySummary and UIControl, and between UIControl and SimulationControl. It shouldn't take that long to fix.</text:p>
                </text:list-item>
              </text:list>
            </text:list-item>
            <text:list-item>
              <text:p text:style-name="P19">Took ~2 hours and 40 minutes to complete.</text:p>
              <text:list>
                <text:list-item>
                  <text:p text:style-name="P19">It turns out the majority of the problem was spent trying to figure out how to get the pane to display at the right times, which may or may not have been part of the core task. Debugging the state-changing logic was actually quite simple.</text:p>
                </text:list-item>
              </text:list>
            </text:list-item>
          </text:list>
        </text:list-item>
      </text:list>
      <text:p text:style-name="P3"/>
      <text:list xml:id="list33386146" text:continue-numbering="true" text:style-name="L6">
        <text:list-item>
          <text:p text:style-name="P25"><text:span text:style-name="T4">[Critical]</text:span> Debug ResourceDepot creation and state.</text:p>
          <text:list>
            <text:list-item>
              <text:p text:style-name="P19">Creation of ResourceDepots represent one of the other pillars of player interactivity. Without them, it becomes impossible to create even remotely complex chains of production.</text:p>
            </text:list-item>
            <text:list-item>
              <text:p text:style-name="P19">Estimated 2 hours to complete.</text:p>
              <text:list>
                <text:list-item>
                  <text:p text:style-name="P19">I need to figure out an intelligent way of placing ResourceDepots into the world. That will likely require some sort of editor script. Beyond that, though, ResourceDepot is such a simple module that I doubt it'll have much faulty behaviour to correct.</text:p>
                </text:list-item>
              </text:list>
            </text:list-item>
            <text:list-item>
              <text:p text:style-name="P19">Took ~ 40 minutes to complete.</text:p>
              <text:list>
                <text:list-item>
                  <text:p text:style-name="P19">ResourceDepot was a simple module, after all. The editor scripts were quite straightforward, not particularly convenient but enough to get the objects created and destroyed properly. It was very similar to the solution I'd developed for SocietyFactory.</text:p>
                </text:list-item>
              </text:list>
            </text:list-item>
          </text:list>
        </text:list-item>
      </text:list>
      <text:p text:style-name="P3"/>
      <text:p text:style-name="P3"/>
      <text:p text:style-name="P3"/>
      <text:p text:style-name="P29">Abandoned</text:p>
      <text:p text:style-name="P3"/>
      <text:list xml:id="list8176154385969730586" text:style-name="L7">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3M22S</meta:editing-duration>
    <meta:editing-cycles>11</meta:editing-cycles>
    <meta:generator>OpenOffice/4.1.1$Win32 OpenOffice.org_project/411m6$Build-9775</meta:generator>
    <dc:date>2017-03-28T13:20:00.39</dc:date>
    <meta:document-statistic meta:table-count="0" meta:image-count="0" meta:object-count="0" meta:page-count="8" meta:paragraph-count="100" meta:word-count="2668" meta:character-count="15817"/>
    <meta:user-defined meta:name="Info 1"/>
    <meta:user-defined meta:name="Info 2"/>
    <meta:user-defined meta:name="Info 3"/>
    <meta:user-defined meta:name="Info 4"/>
  </office:meta>
</office:document-meta>
</file>